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DC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q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7369" table:style-name="ce1">
            <text:p>1736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5472" table:style-name="ce1">
            <text:p>547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QUOTIENT([.B2];[.B3])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</text:p>
          </table:table-cell>
          <table:table-cell office:value-type="float" office:value="953" table:formula="of:=[.B2]-[.$E3]*[.B3]" table:style-name="ce1">
            <text:p>953</text:p>
          </table:table-cell>
          <table:table-cell office:value-type="float" office:value="1" table:formula="of:=[.C2]-[.$E3]*[.C3]" table:style-name="ce1">
            <text:p>1</text:p>
          </table:table-cell>
          <table:table-cell office:value-type="float" office:value="-3" table:formula="of:=[.D2]-[.$E3]*[.D3]" table:style-name="ce1">
            <text:p>-3</text:p>
          </table:table-cell>
          <table:table-cell office:value-type="float" office:value="5" table:formula="of:=QUOTIENT([.B3];[.B4])" table:style-name="ce1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2</text:p>
          </table:table-cell>
          <table:table-cell office:value-type="float" office:value="707" table:formula="of:=[.B3]-[.$E4]*[.B4]" table:style-name="ce1">
            <text:p>707</text:p>
          </table:table-cell>
          <table:table-cell office:value-type="float" office:value="-5" table:formula="of:=[.C3]-[.$E4]*[.C4]" table:style-name="ce1">
            <text:p>-5</text:p>
          </table:table-cell>
          <table:table-cell office:value-type="float" office:value="16" table:formula="of:=[.D3]-[.$E4]*[.D4]" table:style-name="ce1">
            <text:p>16</text:p>
          </table:table-cell>
          <table:table-cell office:value-type="float" office:value="1" table:formula="of:=QUOTIENT([.B4];[.B5])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246" table:formula="of:=[.B4]-[.$E5]*[.B5]" table:style-name="ce1">
            <text:p>246</text:p>
          </table:table-cell>
          <table:table-cell office:value-type="float" office:value="6" table:formula="of:=[.C4]-[.$E5]*[.C5]" table:style-name="ce1">
            <text:p>6</text:p>
          </table:table-cell>
          <table:table-cell office:value-type="float" office:value="-19" table:formula="of:=[.D4]-[.$E5]*[.D5]" table:style-name="ce1">
            <text:p>-19</text:p>
          </table:table-cell>
          <table:table-cell office:value-type="float" office:value="2" table:formula="of:=QUOTIENT([.B5];[.B6])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4</text:p>
          </table:table-cell>
          <table:table-cell office:value-type="float" office:value="215" table:formula="of:=[.B5]-[.$E6]*[.B6]" table:style-name="ce1">
            <text:p>215</text:p>
          </table:table-cell>
          <table:table-cell office:value-type="float" office:value="-17" table:formula="of:=[.C5]-[.$E6]*[.C6]" table:style-name="ce1">
            <text:p>-17</text:p>
          </table:table-cell>
          <table:table-cell office:value-type="float" office:value="54" table:formula="of:=[.D5]-[.$E6]*[.D6]" table:style-name="ce1">
            <text:p>54</text:p>
          </table:table-cell>
          <table:table-cell office:value-type="float" office:value="1" table:formula="of:=QUOTIENT([.B6];[.B7])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5</text:p>
          </table:table-cell>
          <table:table-cell office:value-type="float" office:value="31" table:formula="of:=[.B6]-[.$E7]*[.B7]" table:style-name="ce1">
            <text:p>31</text:p>
          </table:table-cell>
          <table:table-cell office:value-type="float" office:value="23" table:formula="of:=[.C6]-[.$E7]*[.C7]" table:style-name="ce1">
            <text:p>23</text:p>
          </table:table-cell>
          <table:table-cell office:value-type="float" office:value="-73" table:formula="of:=[.D6]-[.$E7]*[.D7]" table:style-name="ce1">
            <text:p>-73</text:p>
          </table:table-cell>
          <table:table-cell office:value-type="float" office:value="6" table:formula="of:=QUOTIENT([.B7];[.B8])" table:style-name="ce1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6</text:p>
          </table:table-cell>
          <table:table-cell office:value-type="float" office:value="29" table:formula="of:=[.B7]-[.$E8]*[.B8]" table:style-name="ce1">
            <text:p>29</text:p>
          </table:table-cell>
          <table:table-cell office:value-type="float" office:value="-155" table:formula="of:=[.C7]-[.$E8]*[.C8]" table:style-name="ce1">
            <text:p>-155</text:p>
          </table:table-cell>
          <table:table-cell office:value-type="float" office:value="492" table:formula="of:=[.D7]-[.$E8]*[.D8]" table:style-name="ce1">
            <text:p>492</text:p>
          </table:table-cell>
          <table:table-cell office:value-type="float" office:value="1" table:formula="of:=QUOTIENT([.B8];[.B9])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7</text:p>
          </table:table-cell>
          <table:table-cell office:value-type="float" office:value="2" table:formula="of:=[.B8]-[.$E9]*[.B9]" table:style-name="ce1">
            <text:p>2</text:p>
          </table:table-cell>
          <table:table-cell office:value-type="float" office:value="178" table:formula="of:=[.C8]-[.$E9]*[.C9]" table:style-name="ce1">
            <text:p>178</text:p>
          </table:table-cell>
          <table:table-cell office:value-type="float" office:value="-565" table:formula="of:=[.D8]-[.$E9]*[.D9]" table:style-name="ce1">
            <text:p>-565</text:p>
          </table:table-cell>
          <table:table-cell office:value-type="float" office:value="14" table:formula="of:=QUOTIENT([.B9];[.B10])" table:style-name="ce1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8</text:p>
          </table:table-cell>
          <table:table-cell office:value-type="float" office:value="1" table:formula="of:=[.B9]-[.$E10]*[.B10]" table:style-name="ce1">
            <text:p>1</text:p>
          </table:table-cell>
          <table:table-cell office:value-type="float" office:value="-2647" table:formula="of:=[.C9]-[.$E10]*[.C10]" table:style-name="ce1">
            <text:p>-2647</text:p>
          </table:table-cell>
          <table:table-cell office:value-type="float" office:value="8402" table:formula="of:=[.D9]-[.$E10]*[.D10]" table:style-name="ce1">
            <text:p>8402</text:p>
          </table:table-cell>
          <table:table-cell office:value-type="float" office:value="2" table:formula="of:=QUOTIENT([.B10];[.B11])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9</text:p>
          </table:table-cell>
          <table:table-cell office:value-type="float" office:value="0" table:formula="of:=[.B10]-[.$E11]*[.B11]" table:style-name="ce1">
            <text:p>0</text:p>
          </table:table-cell>
          <table:table-cell office:value-type="float" office:value="5472" table:formula="of:=[.C10]-[.$E11]*[.C11]" table:style-name="ce1">
            <text:p>5472</text:p>
          </table:table-cell>
          <table:table-cell office:value-type="float" office:value="-17369" table:formula="of:=[.D10]-[.$E11]*[.D11]" table:style-name="ce1">
            <text:p>-17369</text:p>
          </table:table-cell>
          <table:table-cell office:value-type="float" office:value="0" table:formula="of:=QUOTIENT([.B11];[.B12])" table:style-name="ce1">
            <text:p>#DIV/0!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Ricardo Nunes</meta:initial-creator>
    <dc:creator>Ricardo Nunes</dc:creator>
    <meta:creation-date>2019-01-03T22:02:43Z</meta:creation-date>
    <dc:date>2019-01-03T22:11:11Z</dc:date>
  </office:meta>
</office:document-meta>
</file>